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ifestPlugin.getAnalyzer( MavenProject project , Map instructions , Properties properties , Jar [ ] class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anifestPlugin.execute( MavenProject project , Map instructions , Properties properties , Jar [ ] clas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anifestPlugin.getManifest( MavenProject project , Jar [ ]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Plugin.writeManifest( Manifest manifest , File output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nifestPlugin.getAnalyzer( MavenProject project , Jar [ ]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Plugin.getManifest( MavenProject project , Map instructions , Properties properties , Jar [ ]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